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Titre3" style:family="paragraph">
      <style:paragraph-properties fo:text-align="justify" fo:margin-left="0.7416in" fo:text-indent="-0.25in">
        <style:tab-stops/>
      </style:paragraph-properties>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Titre3" style:family="paragraph">
      <style:paragraph-properties fo:text-align="justify" fo:margin-left="0.7416in" fo:text-indent="-0.25in">
        <style:tab-stops/>
      </style:paragraph-properties>
    </style:style>
    <style:style style:name="P9" style:parent-style-name="Paragraphedeliste" style:family="paragraph">
      <style:paragraph-properties fo:text-align="justify"/>
    </style:style>
    <style:style style:name="P10" style:parent-style-name="Paragraphedeliste" style:family="paragraph">
      <style:paragraph-properties fo:text-align="justify"/>
    </style:style>
    <style:style style:name="P11" style:parent-style-name="Paragraphedeliste" style:family="paragraph">
      <style:paragraph-properties fo:text-align="justify"/>
    </style:style>
    <style:style style:name="P12" style:parent-style-name="Normal" style:family="paragraph">
      <style:paragraph-properties fo:text-align="justify"/>
    </style:style>
    <style:style style:name="P13" style:parent-style-name="Paragraphedeliste" style:family="paragraph">
      <style:paragraph-properties fo:text-align="justify"/>
    </style:style>
    <style:style style:name="P14" style:parent-style-name="Paragraphedeliste" style:family="paragraph">
      <style:paragraph-properties fo:text-align="justify"/>
    </style:style>
    <style:style style:name="P15" style:parent-style-name="Paragraphedeliste" style:family="paragraph">
      <style:paragraph-properties fo:text-align="justify"/>
    </style:style>
    <style:style style:name="P16" style:parent-style-name="Paragraphedeliste" style:family="paragraph">
      <style:paragraph-properties fo:text-align="justify"/>
    </style:style>
    <style:style style:name="P17" style:parent-style-name="Paragraphedeliste" style:family="paragraph">
      <style:paragraph-properties fo:text-align="justify"/>
    </style:style>
    <style:style style:name="P18" style:parent-style-name="Normal" style:family="paragraph">
      <style:paragraph-properties fo:text-align="justify"/>
    </style:style>
    <style:style style:name="P19" style:parent-style-name="Titre1" style:family="paragraph">
      <style:paragraph-properties fo:margin-left="0.25in" fo:text-indent="-0.25in">
        <style:tab-stops/>
      </style:paragraph-properties>
    </style:style>
    <style:style style:name="P20" style:parent-style-name="Titre2" style:family="paragraph"/>
    <style:style style:name="P21" style:parent-style-name="Normal" style:family="paragraph">
      <style:paragraph-properties fo:text-align="justify"/>
    </style:style>
    <style:style style:name="P22" style:parent-style-name="Titre2" style:family="paragraph"/>
    <style:style style:name="P23" style:parent-style-name="Paragraphedeliste"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Paragraphedeliste" style:family="paragraph">
      <style:paragraph-properties fo:text-align="justify"/>
    </style:style>
    <style:style style:name="P27" style:parent-style-name="Titre2" style:family="paragraph"/>
    <style:style style:name="P28" style:parent-style-name="Paragraphedeliste" style:family="paragraph">
      <style:paragraph-properties fo:text-align="justify"/>
    </style:style>
    <style:style style:name="P29" style:parent-style-name="Paragraphedeliste" style:family="paragraph">
      <style:paragraph-properties fo:text-align="justify"/>
    </style:style>
    <style:style style:name="P30" style:parent-style-name="Paragraphedeliste" style:family="paragraph">
      <style:paragraph-properties fo:text-align="justify"/>
    </style:style>
    <style:style style:name="P31" style:parent-style-name="Paragraphedeliste" style:family="paragraph">
      <style:paragraph-properties fo:text-align="justify"/>
    </style:style>
    <style:style style:name="P32" style:parent-style-name="Paragraphedeliste" style:family="paragraph">
      <style:paragraph-properties fo:text-align="justify"/>
    </style:style>
    <style:style style:name="P33" style:parent-style-name="Paragraphedeliste"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office:automatic-styles>
  <office:body>
    <office:text text:use-soft-page-breaks="true">
      <text:p text:style-name="P1">Créateur de logiciel et prestations de conseil pour servir les démarches RSE des clients.</text:p>
      <text:p text:style-name="P2">Politique HSE : réglementation qui s’applique à une entreprise, surtout industrielle, pour la sécurité des employés (déchets, …).</text:p>
      <text:p text:style-name="P3"/>
      <text:p text:style-name="P4"><text:span text:style-name="Titre2Car">Logiciel Tennaxia Règlementaire</text:span>.<text:s/>Travail sur Veille et conformité réglementaire : quelle réglementation s’applique au métier du client.<text:s/></text:p>
      <text:h text:style-name="P5" text:outline-level="3">Besoin client ?</text:h>
      <text:p text:style-name="P6">Cadre réglementaire important. Volume important et en croissance, 10% modifié par an.</text:p>
      <text:p text:style-name="P7">Risque règlementaire. Risque de sur-application. Risque perte de temps.</text:p>
      <text:h text:style-name="P8" text:outline-level="3">Produit de Tennaxia</text:h>
      <text:list text:style-name="LFO4" text:continue-numbering="true">
        <text:list-item>
          <text:p text:style-name="P9">Veille réglementaire. Client peut voir où il en est par rapport à sa conformité avec la réglementation</text:p>
        </text:list-item>
        <text:list-item>
          <text:p text:style-name="P10"><text:s/>Accompagnement : experts analyse la réglementation</text:p>
        </text:list-item>
        <text:list-item>
          <text:p text:style-name="P11"><text:s/></text:p>
        </text:list-item>
      </text:list>
      <text:p text:style-name="P12">Logiciel doit :</text:p>
      <text:list text:style-name="LFO5" text:continue-numbering="true">
        <text:list-item>
          <text:p text:style-name="P13">Information fiable</text:p>
        </text:list-item>
        <text:list-item>
          <text:p text:style-name="P14">Rendre la réglementation accessible, expliquer</text:p>
        </text:list-item>
        <text:list-item>
          <text:p text:style-name="P15">Identifier les réglementations prioritaires</text:p>
        </text:list-item>
        <text:list-item>
          <text:p text:style-name="P16">Gagner du temps</text:p>
        </text:list-item>
        <text:list-item>
          <text:p text:style-name="P17">Se projeter dans le futur</text:p>
        </text:list-item>
      </text:list>
      <text:p text:style-name="P18"/>
      <text:h text:style-name="P19" text:outline-level="1">Problème<text:s/>/ projet</text:h>
      <text:h text:style-name="P20" text:outline-level="2">Fonctionnement actuel de la veille</text:h>
      <text:p text:style-name="P21">6 000 textes. Quels textes s’appliquent au client. Questionnaire sur situation juridique de l’entreprise. Tennaxia en tire une base de textes qui s’appliquent au client.</text:p>
      <text:h text:style-name="P22" text:outline-level="2">Objectifs</text:h>
      <text:list text:style-name="LFO6" text:continue-numbering="true">
        <text:list-item>
          <text:p text:style-name="P23">Automatiser pour gagner du temps et réduire les erreurs.</text:p>
        </text:list-item>
      </text:list>
      <text:p text:style-name="P24">Algorithme qui propose la liste de texte du client.</text:p>
      <text:p text:style-name="P25">Algorithme est bon si :</text:p>
      <text:list text:style-name="LFO7" text:continue-numbering="true">
        <text:list-item>
          <text:p text:style-name="P26">Pas de faux négatifs. N’oublier aucun texte. Mieux vaut en avoir trop, puis tris ‘manuel’ par un consultant</text:p>
        </text:list-item>
      </text:list>
      <text:h text:style-name="P27" text:outline-level="2">Etapes</text:h>
      <text:list text:style-name="LFO8" text:continue-numbering="true">
        <text:list-item>
          <text:p text:style-name="P28"><text:s/>Comprendre, décortiquer la base de données. Panda<text:s/></text:p>
        </text:list-item>
        <text:list-item>
          <text:p text:style-name="P29">Stat descriptive pour comprendre la base de données. Car questionnaire pas tous aussi complet (même questions ou pas, …). Sur les textes réglementaires, quels textes utiles ou pas. Taille des bases, pourquoi telle ou telle base est aussi grande.<text:s/>Corrélation taille questionnaire et quelle question répondue, …</text:p>
        </text:list-item>
        <text:list-item>
          <text:p text:style-name="P30">Proposer un premier modèle de ML. Attention condition 0 faux négatif. Il faut utiliser d’abord que les questionnaires et les bases de données de qualités (les questionnaires qui ont donnés des bd de qualité).</text:p>
        </text:list-item>
        <text:list-item>
          <text:p text:style-name="P31">Puis étendre à<text:s/>toutes les données.<text:s/>Quelle limite sur inclure un questionnaire d’une qualité trop faible.</text:p>
        </text:list-item>
        <text:list-item>
          <text:p text:style-name="P32">Optimiser les résultats : réduire les faux positifs OU sur les exigences, voir à l’intérieur du texte quel texte s’applique ou pas.</text:p>
        </text:list-item>
        <text:list-item>
          <text:p text:style-name="P33">+++ NLP : quand un nouveau texte arrive, l’attribuer à un client suivant son questionnaire.</text:p>
        </text:list-item>
      </text:list>
      <text:p text:style-name="P34"/>
      <text:p text:style-name="P35"/>
      <text:p text:style-name="P36"><text:span text:style-name="Titre3Car">Questionnaires</text:span> : réponse numérique, oui-non, QCM, réponse courte, ouverte.</text:p>
      <text:p text:style-name="P37">Pas forcément toutes pertinente pour analyser les questionnaires. Si pas de variance<text:s/>dans la réponse, inutile.<text:s/>Nombre de données manquantes (si bcp pas très bon pour les modèles).<text:s/></text:p>
      <text:p text:style-name="P38"/>
      <text:p text:style-name="P39"/>
      <text:p text:style-name="P40">Point 1 : structure des bases, comment les bd fonctionnent. Quelles méthodes statistiques possibles ? Pas résulta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text-align="justify" fo:margin-left="0.25in">
        <style:tab-stops/>
      </style:paragraph-properties>
      <style:text-properties fo:font-weight="bold" style:font-weight-asian="bold" style:font-weight-complex="bold" fo:color="#FF0000" fo:font-size="16pt" style:font-size-asian="16pt" style:font-size-complex="15pt" fo:hyphenate="false"/>
    </style:style>
    <style:style style:name="Titre2" style:display-name="Titre 2" style:family="paragraph" style:parent-style-name="Paragraphedeliste" style:next-style-name="Normal" style:default-outline-level="2">
      <style:paragraph-properties fo:text-align="justify" fo:margin-left="0.7416in">
        <style:tab-stops/>
      </style:paragraph-properties>
      <style:text-properties fo:font-weight="bold" style:font-weight-asian="bold" style:font-weight-complex="bold" fo:font-size="14pt" style:font-size-asian="14pt" style:font-size-complex="14pt" fo:hyphenate="false"/>
    </style:style>
    <style:style style:name="Titre3" style:display-name="Titre 3" style:family="paragraph" style:parent-style-name="Paragraphedeliste" style:next-style-name="Normal" style:default-outline-level="3">
      <style:paragraph-properties fo:margin-left="0.7416in">
        <style:tab-stops/>
      </style:paragraph-properties>
      <style:text-properties fo:font-weight="bold" style:font-weight-asian="bold" style:font-weight-complex="bold" fo:color="#0070C0"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font-weight="bold" style:font-weight-asian="bold" style:font-weight-complex="bold" fo:color="#FF0000" fo:font-size="16pt" style:font-size-asian="16pt" style:font-size-complex="15pt"/>
    </style:style>
    <style:style style:name="Titre2Car" style:display-name="Titre 2 Car" style:family="text" style:parent-style-name="Policepardéfaut">
      <style:text-properties fo:font-weight="bold" style:font-weight-asian="bold" style:font-weight-complex="bold" fo:font-size="14pt" style:font-size-asian="14pt" style:font-size-complex="14pt"/>
    </style:style>
    <style:style style:name="Titre3Car" style:display-name="Titre 3 Car" style:family="text" style:parent-style-name="Policepardéfaut">
      <style:text-properties fo:font-weight="bold" style:font-weight-asian="bold" style:font-weight-complex="bold" fo:color="#0070C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9in" fo:margin-left="0.984in" fo:margin-bottom="0.4923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égoire Hubert</meta:initial-creator>
    <dc:creator>Grégoire Hubert</dc:creator>
    <meta:creation-date>2020-11-03T15:13:00Z</meta:creation-date>
    <dc:date>2020-11-03T15:51:00Z</dc:date>
    <meta:template xlink:href="Modèle" xlink:type="simple"/>
    <meta:editing-cycles>19</meta:editing-cycles>
    <meta:editing-duration>PT2280S</meta:editing-duration>
    <meta:document-statistic meta:page-count="2" meta:paragraph-count="5" meta:word-count="405" meta:character-count="2631" meta:row-count="18" meta:non-whitespace-character-count="2231"/>
  </office:meta>
</office:document-meta>
</file>